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LUN" text:database-name="labels">&lt;LUN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LUN" text:database-name="labels">&lt;LUN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29:41.364400077</meta:creation-date>
    <dc:date>2019-08-27T19:31:00.113551040</dc:date>
    <meta:editing-duration>PT1M19S</meta:editing-duration>
    <meta:editing-cycles>1</meta:editing-cycles>
    <meta:document-statistic meta:table-count="0" meta:image-count="0" meta:object-count="0" meta:page-count="1" meta:paragraph-count="85" meta:word-count="85" meta:character-count="425" meta:non-whitespace-character-count="425"/>
    <meta:generator>LibreOffice/6.3.0.4$Linux_X86_64 LibreOffice_project/057fc023c990d676a43019934386b85b21a9ee99</meta:generator>
  </office:meta>
</office:document-meta>
</file>